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1a2588" officeooo:paragraph-rsid="001a2588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-Sympa-To: bioinfo@impg.prd.fr</text:p>
      <text:p text:style-name="P1">Return-Path: &lt;www@sfbi.fr&gt;</text:p>
      <text:p text:style-name="P1">X-Original-To: bioinfo@sfbi.fr</text:p>
      <text:p text:style-name="P1">Delivered-To: bioinfo@localhost</text:p>
      <text:p text:style-name="P1">Received: from b1.relay.syrhano.net (b1.relay.syrhano.net [193.52.218.30])</text:p>
      <text:p text:style-name="P1"><text:tab/>by asso.crihan.fr (Postfix) with ESMTP id BC17726801D</text:p>
      <text:p text:style-name="P1"><text:tab/>for &lt;bioinfo@sfbi.fr&gt;; Wed, <text:s/>8 Oct 2014 07:21:48 +0200 (CEST)</text:p>
      <text:p text:style-name="P1">X-IronPort-Anti-Spam-Filtered: true</text:p>
      <text:p text:style-name="P1">X-IronPort-Anti-Spam-Result: ApABAIrJNFSKZqI0nGdsb2JhbABfg2FYAYMDyC6IbQERAQEBAQEICwkJFCyELRAFETMOJAImAhIsNIg+DZ1SjzuBdIwshn+BLI42EQFtgmGBVAWBMLNhAYIdaoEPgTsBAQE</text:p>
      <text:p text:style-name="P1">X-IPAS-Result: ApABAIrJNFSKZqI0nGdsb2JhbABfg2FYAYMDyC6IbQERAQEBAQEICwkJFCyELRAFETMOJAImAhIsNIg+DZ1SjzuBdIwshn+BLI42EQFtgmGBVAWBMLNhAYIdaoEPgTsBAQE</text:p>
      <text:p text:style-name="P1">X-IronPort-AV: E=Sophos;i="5.04,675,1406584800"; </text:p>
      <text:p text:style-name="P1"><text:s text:c="3"/>d="scan'208";a="65777017"</text:p>
      <text:p text:style-name="P1">Received: from mx.jouy.inra.fr (HELO beta.jouy.inra.fr) ([138.102.162.52])</text:p>
      <text:p text:style-name="P1"><text:s text:c="2"/>by b-mx1.relay.syrhano.net with ESMTP; 08 Oct 2014 07:21:48 +0200</text:p>
      <text:p text:style-name="P1">Received: from adm3.jouy.inra.fr (adm3 [138.102.22.4])</text:p>
      <text:p text:style-name="P1"><text:tab/>by beta.jouy.inra.fr (/8.14.4) with ESMTP id s985Llw0017327</text:p>
      <text:p text:style-name="P1"><text:tab/>for &lt;bioinfo@sfbi.fr&gt;; Wed, 8 Oct 2014 07:21:47 +0200 (CEST)</text:p>
      <text:p text:style-name="P1">Received: from sfbi2013.mti.univ-paris-diderot.fr (sfbi [138.102.22.67])</text:p>
      <text:p text:style-name="P1"><text:tab/>by adm3.jouy.inra.fr (Postfix) with ESMTP id 5AA3D296BA1</text:p>
      <text:p text:style-name="P1"><text:tab/>for &lt;bioinfo@sfbi.fr&gt;; Wed, <text:s/>8 Oct 2014 07:21:47 +0200 (CEST)</text:p>
      <text:p text:style-name="P1">Received: from www by sfbi2013.mti.univ-paris-diderot.fr with local (Exim 4.80)</text:p>
      <text:p text:style-name="P1"><text:tab/>(envelope-from &lt;www@www.sfbi.fr&gt;)</text:p>
      <text:p text:style-name="P1"><text:tab/>id 1Xbjj1-000B6y-9z</text:p>
      <text:p text:style-name="P1"><text:tab/>for bioinfo@sfbi.fr; Wed, 08 Oct 2014 07:23:47 +0200</text:p>
      <text:p text:style-name="P1">To: bioinfo@sfbi.fr</text:p>
      <text:p text:style-name="P1">X-PHP-Originating-Script: 1000:mail.inc</text:p>
      <text:p text:style-name="P1">MIME-Version: 1.0</text:p>
      <text:p text:style-name="P1">Content-Type: text/plain; charset=UTF-8; format=flowed; delsp=yes</text:p>
      <text:p text:style-name="P1">Content-Transfer-Encoding: 8Bit</text:p>
      <text:p text:style-name="P1">X-Mailer: Drupal</text:p>
      <text:p text:style-name="P1">Errors-To: admin@sfbi.fr</text:p>
      <text:p text:style-name="P1">Sender: admin@sfbi.fr</text:p>
      <text:p text:style-name="P1">From: admin@sfbi.fr</text:p>
      <text:p text:style-name="P1">Message-Id: &lt;E1Xbjj1-000B6y-9z@sfbi2013.mti.univ-paris-diderot.fr&gt;</text:p>
      <text:p text:style-name="P1">Date: Wed, 08 Oct 2014 07:23:47 +0200</text:p>
      <text:p text:style-name="P1">X-Miltered: at beta with ID 5434C9EB.001 by Joe's j-chkmail (http : // j-chkmail dot ensmp dot fr)!</text:p>
      <text:p text:style-name="P1">X-j-chkmail-Enveloppe: 5434C9EB.001/138.102.22.4/adm3/adm3.jouy.inra.fr/&lt;www@sfbi.fr&gt;</text:p>
      <text:p text:style-name="P1">X-j-chkmail-Score: MSGID : 5434C9EB.001 on beta.jouy.inra.fr : j-chkmail score : X : R=. U=. O=. B=0.215 -&gt; S=0.215</text:p>
      <text:p text:style-name="P1">X-j-chkmail-Status: Ham</text:p>
      <text:p text:style-name="P1">X-Virus-Scanned: clamav-milter 0.97 at beta</text:p>
      <text:p text:style-name="P1">X-Virus-Status: Clean</text:p>
      <text:p text:style-name="P1">X-Validation-by: jean-christophe.aude@cea.fr</text:p>
      <text:p text:style-name="P1">Subject: [bioinfo] [Emploi][CDD autre] Computational science and phylogenetics</text:p>
      <text:p text:style-name="P1"/>
      <text:p text:style-name="P1">Une nouvelle offre d'emploi vient d'être postée sur le site www.sfbi.fr</text:p>
      <text:p text:style-name="P1"/>
      <text:p text:style-name="P1">Intitulé du poste : <text:span text:style-name="T1">Computational science and phylogenetics</text:span></text:p>
      <text:p text:style-name="P1">Type de poste : CDD autre</text:p>
      <text:p text:style-name="P1">Durée du poste : 3 years</text:p>
      <text:p text:style-name="P1">Ville : Zurich</text:p>
      <text:p text:style-name="P1">Nom du contact : Maria Anisimova</text:p>
      <text:p text:style-name="P1">Email du contact : maria.anisimova@zhaw.ch</text:p>
      <text:p text:style-name="P1"><text:soft-page-break/>Laboratoire : University of Zurich (UZH) <text:s/>and the Zurich University of <text:s/></text:p>
      <text:p text:style-name="P1">Applied Sciences (ZHAW)</text:p>
      <text:p text:style-name="P1"/>
      <text:p text:style-name="P1">Voir la description complète du poste sur <text:s/></text:p>
      <text:p text:style-name="P1">http://www.sfbi.fr/content/computational-science-and-<text:span text:style-name="T2">phylogenetic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4T14:51:27.595903082</dc:date>
    <meta:editing-duration>PT49M10S</meta:editing-duration>
    <meta:editing-cycles>1</meta:editing-cycles>
    <meta:document-statistic meta:table-count="0" meta:image-count="0" meta:object-count="0" meta:page-count="2" meta:paragraph-count="54" meta:word-count="269" meta:character-count="2752" meta:non-whitespace-character-count="2515"/>
    <meta:generator>LibreOffice/4.4.5.2$Linux_X86_64 LibreOffice_project/40m0$Build-2</meta:generator>
  </office:meta>
</office:document-meta>
</file>